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2pt" fo:font-weight="bold" officeooo:rsid="00023c0c" officeooo:paragraph-rsid="00023c0c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23da7" officeooo:paragraph-rsid="00023da7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bold" officeooo:rsid="0003fca6" officeooo:paragraph-rsid="0003fca6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officeooo:paragraph-rsid="0003fca6"/>
    </style:style>
    <style:style style:name="P6" style:family="paragraph" style:parent-style-name="Preformatted_20_Text">
      <style:paragraph-properties fo:text-align="start" style:justify-single-word="false"/>
      <style:text-properties officeooo:paragraph-rsid="0009766e"/>
    </style:style>
    <style:style style:name="P7" style:family="paragraph" style:parent-style-name="Preformatted_20_Text">
      <style:paragraph-properties fo:text-align="center" style:justify-single-word="false"/>
      <style:text-properties fo:font-size="36pt" fo:font-weight="bold" officeooo:rsid="00023c0c" officeooo:paragraph-rsid="00023c0c" style:font-size-asian="36pt" style:font-weight-asian="bold" style:font-size-complex="3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158466" fo:font-size="15pt" fo:font-weight="bold" officeooo:rsid="0011c510" officeooo:paragraph-rsid="0011c510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158466" fo:font-size="15pt" fo:font-weight="bold" officeooo:rsid="0012edf7" officeooo:paragraph-rsid="0012edf7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158466" fo:font-size="16pt" fo:font-weight="bold" officeooo:rsid="00085e88" officeooo:paragraph-rsid="00085e88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0.5pt" fo:font-weight="bold" officeooo:rsid="00023da7" officeooo:paragraph-rsid="00023da7" style:font-size-asian="10.5pt" style:font-weight-asian="bold" style:font-size-complex="10.5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Mono" fo:font-size="15pt" style:font-name-asian="Noto Sans Mono CJK SC" style:font-size-asian="15pt" style:font-name-complex="Liberation Mono" style:font-size-complex="15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font-size="11pt" officeooo:rsid="000667c4" officeooo:paragraph-rsid="000667c4" style:font-name-asian="Noto Sans Mono CJK SC" style:font-size-asian="9.60000038146973pt" style:font-name-complex="Liberation Mono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font-size="12pt" officeooo:rsid="0012edf7" officeooo:paragraph-rsid="0012edf7" style:font-name-asian="Noto Sans Mono CJK SC" style:font-size-asian="12pt" style:font-name-complex="Liberation Mono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158466"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2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1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1pt" fo:font-weight="normal" officeooo:rsid="000a7e61" officeooo:paragraph-rsid="000a7e61" fo:background-color="#ff8000" style:font-size-asian="9.60000038146973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fo:background-color="#ff8000" style:font-size-asian="9.60000038146973pt" style:font-weight-asian="normal" style:font-size-complex="11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officeooo:paragraph-rsid="000a7e61"/>
    </style:style>
    <style:style style:name="P25" style:family="paragraph" style:parent-style-name="Preformatted_20_Text">
      <style:paragraph-properties fo:text-align="start" style:justify-single-word="false"/>
      <style:text-properties officeooo:paragraph-rsid="001a5562"/>
    </style:style>
    <style:style style:name="P26" style:family="paragraph" style:parent-style-name="Preformatted_20_Text">
      <style:paragraph-properties fo:text-align="start" style:justify-single-word="false"/>
      <style:text-properties officeooo:paragraph-rsid="002aa844"/>
    </style:style>
    <style:style style:name="P27" style:family="paragraph" style:parent-style-name="Preformatted_20_Text">
      <style:paragraph-properties fo:text-align="start" style:justify-single-word="false"/>
      <style:text-properties officeooo:paragraph-rsid="002c788f"/>
    </style:style>
    <style:style style:name="P28" style:family="paragraph" style:parent-style-name="Preformatted_20_Text">
      <style:paragraph-properties fo:text-align="start" style:justify-single-word="false"/>
      <style:text-properties fo:color="#000000" fo:font-size="11pt" fo:font-weight="normal" officeooo:rsid="0015a491" officeooo:paragraph-rsid="0015a491" style:font-size-asian="11pt" style:font-weight-asian="normal" style:font-size-complex="11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aa844" style:font-size-asian="11pt" style:font-weight-asian="normal" style:font-size-complex="11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fo:font-size="11pt" fo:font-weight="normal" officeooo:rsid="001e3dea" officeooo:paragraph-rsid="001e3dea" fo:background-color="#ff8000" style:font-size-asian="11pt" style:font-weight-asian="normal" style:font-size-complex="11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fo:background-color="#ff8000" style:font-size-asian="11pt" style:font-weight-asian="normal" style:font-size-complex="11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fo:font-size="11pt" fo:font-weight="normal" officeooo:rsid="00278c9a" officeooo:paragraph-rsid="00278c9a" fo:background-color="#ff4000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fo:font-size="11pt" fo:font-weight="normal" officeooo:rsid="002aa844" officeooo:paragraph-rsid="002f86c3" fo:background-color="#ff4000" style:font-size-asian="11pt" style:font-weight-asian="normal" style:font-size-complex="11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fo:font-size="11pt" fo:font-weight="normal" officeooo:rsid="002da7bc" officeooo:paragraph-rsid="002da7bc" fo:background-color="#ff4000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fo:font-size="11pt" fo:font-weight="normal" officeooo:rsid="002ed70f" officeooo:paragraph-rsid="002ed70f" fo:background-color="#ff4000" style:font-size-asian="11pt" style:font-weight-asian="normal" style:font-size-complex="11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color="#000000" officeooo:paragraph-rsid="002c788f" fo:background-color="#ff4000"/>
    </style:style>
    <style:style style:name="P39" style:family="paragraph" style:parent-style-name="Preformatted_20_Text">
      <style:paragraph-properties fo:text-align="start" style:justify-single-word="false"/>
      <style:text-properties fo:color="#000000" officeooo:paragraph-rsid="002f86c3" fo:background-color="#ff4000"/>
    </style:style>
    <style:style style:name="P40" style:family="paragraph" style:parent-style-name="Preformatted_20_Text">
      <style:paragraph-properties fo:text-align="start" style:justify-single-word="false"/>
      <style:text-properties fo:color="#000000" officeooo:rsid="002f86c3" officeooo:paragraph-rsid="002f86c3" fo:background-color="#ff4000"/>
    </style:style>
    <style:style style:name="P41" style:family="paragraph" style:parent-style-name="Preformatted_20_Text">
      <style:paragraph-properties fo:text-align="start" style:justify-single-word="false"/>
      <style:text-properties fo:color="#158466" fo:font-size="11pt" fo:font-weight="normal" officeooo:rsid="0019b193" officeooo:paragraph-rsid="0019b193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158466" fo:font-size="11pt" fo:font-weight="normal" officeooo:rsid="001c9795" officeooo:paragraph-rsid="001c9795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158466" fo:font-size="11pt" fo:font-weight="normal" officeooo:rsid="002da7bc" officeooo:paragraph-rsid="002da7bc" fo:background-color="transparent" style:font-size-asian="11pt" style:font-weight-asian="normal" style:font-size-complex="11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158466" fo:font-size="11pt" fo:font-weight="normal" officeooo:rsid="002ed70f" officeooo:paragraph-rsid="002ed70f" fo:background-color="transparent" style:font-size-asian="11pt" style:font-weight-asian="normal" style:font-size-complex="11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158466" officeooo:paragraph-rsid="002f86c3" fo:background-color="transparent"/>
    </style:style>
    <style:style style:name="P47" style:family="paragraph" style:parent-style-name="Preformatted_20_Text">
      <style:paragraph-properties fo:text-align="start" style:justify-single-word="false"/>
      <style:text-properties fo:color="#00a933" fo:font-size="11pt" fo:font-weight="normal" officeooo:rsid="001f0d5a" officeooo:paragraph-rsid="001f0d5a" fo:background-color="transparent" style:font-size-asian="11pt" style:font-weight-asian="normal" style:font-size-complex="11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color="#00a933" fo:font-size="11pt" fo:font-weight="normal" officeooo:rsid="00278c9a" officeooo:paragraph-rsid="00278c9a" style:font-size-asian="11pt" style:font-weight-asian="normal" style:font-size-complex="11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color="#00a933" officeooo:paragraph-rsid="001f0d5a" fo:background-color="transparent"/>
    </style:style>
    <style:style style:name="P50" style:family="paragraph" style:parent-style-name="Preformatted_20_Text">
      <style:paragraph-properties fo:text-align="start" style:justify-single-word="false"/>
      <style:text-properties fo:color="#00a933" officeooo:paragraph-rsid="002aa844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25b925" officeooo:paragraph-rsid="0025b925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T1" style:family="text">
      <style:text-properties officeooo:rsid="00023da7"/>
    </style:style>
    <style:style style:name="T2" style:family="text">
      <style:text-properties fo:font-size="11pt" fo:font-weight="normal" officeooo:rsid="0003fca6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1f0d5a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278c9a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2aa84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2aa84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2c788f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2c788f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2f86c3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c788f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aa844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style:font-name="Liberation Mono" fo:font-size="11pt" fo:font-weight="normal" officeooo:rsid="0003fca6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14" style:family="text">
      <style:text-properties style:font-name="Liberation Mono" fo:font-size="11pt" fo:font-weight="normal" officeooo:rsid="002aa844" style:font-name-asian="Noto Sans Mono CJK SC" style:font-size-asian="11pt" style:font-weight-asian="normal" style:font-name-complex="Liberation Mono" style:font-size-complex="11pt" style:font-weight-complex="normal"/>
    </style:style>
    <style:style style:name="T15" style:family="text">
      <style:text-properties officeooo:rsid="00098add"/>
    </style:style>
    <style:style style:name="T16" style:family="text">
      <style:text-properties fo:color="#158466" fo:font-size="11pt" fo:font-weight="normal" officeooo:rsid="0009766e" style:font-size-asian="11pt" style:font-weight-asian="normal" style:font-size-complex="11pt" style:font-weight-complex="normal"/>
    </style:style>
    <style:style style:name="T17" style:family="text">
      <style:text-properties fo:color="#158466" fo:font-size="11pt" fo:font-weight="normal" officeooo:rsid="000bfb6f" style:font-size-asian="11pt" style:font-weight-asian="normal" style:font-size-complex="11pt" style:font-weight-complex="normal"/>
    </style:style>
    <style:style style:name="T18" style:family="text">
      <style:text-properties fo:color="#158466" fo:font-size="11pt" fo:font-weight="normal" officeooo:rsid="000c72cd" style:font-size-asian="11pt" style:font-weight-asian="normal" style:font-size-complex="11pt" style:font-weight-complex="normal"/>
    </style:style>
    <style:style style:name="T19" style:family="text">
      <style:text-properties fo:color="#158466" fo:font-size="11pt" fo:font-weight="normal" officeooo:rsid="000d20a5" style:font-size-asian="11pt" style:font-weight-asian="normal" style:font-size-complex="11pt" style:font-weight-complex="normal"/>
    </style:style>
    <style:style style:name="T20" style:family="text">
      <style:text-properties fo:color="#158466" fo:font-size="11pt" fo:font-weight="normal" officeooo:rsid="000e73ca" style:font-size-asian="11pt" style:font-weight-asian="normal" style:font-size-complex="11pt" style:font-weight-complex="normal"/>
    </style:style>
    <style:style style:name="T21" style:family="text">
      <style:text-properties fo:color="#158466" fo:font-size="11pt" fo:font-weight="normal" officeooo:rsid="000f1338" style:font-size-asian="11pt" style:font-weight-asian="normal" style:font-size-complex="11pt" style:font-weight-complex="normal"/>
    </style:style>
    <style:style style:name="T22" style:family="text">
      <style:text-properties fo:color="#158466" fo:font-size="11pt" fo:font-weight="normal" officeooo:rsid="0010aab2" style:font-size-asian="11pt" style:font-weight-asian="normal" style:font-size-complex="11pt" style:font-weight-complex="normal"/>
    </style:style>
    <style:style style:name="T23" style:family="text">
      <style:text-properties fo:color="#158466" fo:font-size="11pt" fo:font-weight="normal" officeooo:rsid="0010efa4" style:font-size-asian="11pt" style:font-weight-asian="normal" style:font-size-complex="11pt" style:font-weight-complex="normal"/>
    </style:style>
    <style:style style:name="T24" style:family="text">
      <style:text-properties fo:color="#158466" fo:font-size="11pt" fo:font-weight="normal" officeooo:rsid="00194dac" style:font-size-asian="11pt" style:font-weight-asian="normal" style:font-size-complex="11pt" style:font-weight-complex="normal"/>
    </style:style>
    <style:style style:name="T25" style:family="text">
      <style:text-properties fo:color="#158466" fo:font-size="11pt" fo:font-weight="normal" officeooo:rsid="001981b0" style:font-size-asian="11pt" style:font-weight-asian="normal" style:font-size-complex="11pt" style:font-weight-complex="normal"/>
    </style:style>
    <style:style style:name="T26" style:family="text">
      <style:text-properties fo:color="#158466" fo:font-size="11pt" fo:font-weight="normal" officeooo:rsid="000a7e61" style:font-size-asian="9.60000038146973pt" style:font-weight-asian="normal" style:font-size-complex="11pt" style:font-weight-complex="normal"/>
    </style:style>
    <style:style style:name="T27" style:family="text">
      <style:text-properties fo:color="#158466" fo:font-size="11pt" fo:font-weight="normal" officeooo:rsid="000bfb6f" style:font-size-asian="9.60000038146973pt" style:font-weight-asian="normal" style:font-size-complex="11pt" style:font-weight-complex="normal"/>
    </style:style>
    <style:style style:name="T28" style:family="text">
      <style:text-properties fo:color="#158466" fo:font-size="11pt" fo:font-weight="normal" officeooo:rsid="000a7e61" fo:background-color="#ffff00" loext:char-shading-value="0" style:font-size-asian="9.60000038146973pt" style:font-weight-asian="normal" style:font-size-complex="11pt" style:font-weight-complex="normal"/>
    </style:style>
    <style:style style:name="T29" style:family="text">
      <style:text-properties fo:color="#158466" fo:font-size="11pt" fo:font-weight="normal" officeooo:rsid="000c72cd" fo:background-color="#ffff00" loext:char-shading-value="0" style:font-size-asian="11pt" style:font-weight-asian="normal" style:font-size-complex="11pt" style:font-weight-complex="normal"/>
    </style:style>
    <style:style style:name="T30" style:family="text">
      <style:text-properties fo:color="#158466" fo:font-size="11pt" fo:font-weight="normal" officeooo:rsid="000d20a5" fo:background-color="#ffff00" loext:char-shading-value="0" style:font-size-asian="11pt" style:font-weight-asian="normal" style:font-size-complex="11pt" style:font-weight-complex="normal"/>
    </style:style>
    <style:style style:name="T31" style:family="text">
      <style:text-properties fo:color="#158466" fo:font-size="11pt" fo:font-weight="normal" officeooo:rsid="00194dac" fo:background-color="#ffff00" loext:char-shading-value="0" style:font-size-asian="11pt" style:font-weight-asian="normal" style:font-size-complex="11pt" style:font-weight-complex="normal"/>
    </style:style>
    <style:style style:name="T32" style:family="text">
      <style:text-properties fo:color="#158466" style:font-name="Liberation Mono" fo:font-size="11pt" fo:font-weight="normal" officeooo:rsid="000d20a5" style:font-name-asian="Noto Sans Mono CJK SC" style:font-size-asian="11pt" style:font-weight-asian="normal" style:font-name-complex="Liberation Mono" style:font-size-complex="11pt" style:font-weight-complex="normal"/>
    </style:style>
    <style:style style:name="T33" style:family="text">
      <style:text-properties fo:color="#158466" style:font-name="Liberation Mono" fo:font-size="11pt" fo:font-weight="normal" officeooo:rsid="0010aab2" style:font-name-asian="Noto Sans Mono CJK SC" style:font-size-asian="11pt" style:font-weight-asian="normal" style:font-name-complex="Liberation Mono" style:font-size-complex="11pt" style:font-weight-complex="normal"/>
    </style:style>
    <style:style style:name="T34" style:family="text">
      <style:text-properties fo:color="#158466" style:font-name="Liberation Mono" fo:font-size="11pt" fo:font-weight="normal" officeooo:rsid="0018acea" fo:background-color="#ffff00" loext:char-shading-value="0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35" style:family="text">
      <style:text-properties fo:color="#158466" style:font-name="Liberation Mono" fo:font-size="15pt" fo:font-weight="bold" officeooo:rsid="001e3dea" fo:background-color="#ffff00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36" style:family="text">
      <style:text-properties fo:color="#158466" fo:font-size="15pt" fo:font-weight="bold" officeooo:rsid="001a5562" style:font-size-asian="15pt" style:font-weight-asian="bold" style:font-size-complex="15pt" style:font-weight-complex="bold"/>
    </style:style>
    <style:style style:name="T37" style:family="text">
      <style:text-properties fo:color="#158466" fo:font-size="15pt" fo:font-weight="bold" officeooo:rsid="001a5562" fo:background-color="#ffff00" loext:char-shading-value="0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officeooo:rsid="0019b193"/>
    </style:style>
    <style:style style:name="T40" style:family="text">
      <style:text-properties officeooo:rsid="001fc47a"/>
    </style:style>
    <style:style style:name="T41" style:family="text">
      <style:text-properties fo:color="#00a933" fo:font-size="11pt" fo:font-weight="normal" officeooo:rsid="001f0d5a" fo:background-color="transparent" loext:char-shading-value="0" style:font-size-asian="11pt" style:font-weight-asian="normal" style:font-size-complex="11pt" style:font-weight-complex="normal"/>
    </style:style>
    <style:style style:name="T42" style:family="text">
      <style:text-properties fo:color="#00a933" fo:font-size="11pt" fo:font-weight="normal" officeooo:rsid="001fc47a" fo:background-color="transparent" loext:char-shading-value="0" style:font-size-asian="11pt" style:font-weight-asian="normal" style:font-size-complex="11pt" style:font-weight-complex="normal"/>
    </style:style>
    <style:style style:name="T43" style:family="text">
      <style:text-properties fo:color="#00a933" fo:font-size="11pt" fo:font-weight="normal" officeooo:rsid="002aa844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fo:color="#00a933" fo:font-size="11pt" fo:font-weight="normal" officeooo:rsid="002c788f" fo:background-color="transparent" loext:char-shading-value="0" style:font-size-asian="11pt" style:font-weight-asian="normal" style:font-size-complex="11pt" style:font-weight-complex="normal"/>
    </style:style>
    <style:style style:name="T45" style:family="text">
      <style:text-properties fo:color="#00a933" style:font-name="Liberation Mono" fo:font-size="11pt" fo:font-weight="normal" officeooo:rsid="001f0d5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6" style:family="text">
      <style:text-properties fo:color="#00a933" style:font-name="Liberation Mono" fo:font-size="11pt" fo:font-weight="normal" officeooo:rsid="001fc47a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7" style:family="text">
      <style:text-properties fo:color="#00a933" style:font-name="Liberation Mono" fo:font-size="11pt" fo:font-weight="normal" officeooo:rsid="00218b5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8" style:family="text">
      <style:text-properties fo:color="#00a933" style:font-name="Liberation Mono" fo:font-size="11pt" fo:font-weight="normal" officeooo:rsid="002aa844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49" style:family="text">
      <style:text-properties fo:color="#00a933" style:font-name="Liberation Mono" fo:font-size="11pt" fo:font-weight="normal" officeooo:rsid="002ac8ad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/>
    </style:style>
    <style:style style:name="T50" style:family="text">
      <style:text-properties officeooo:rsid="0028d5c0"/>
    </style:style>
    <style:style style:name="T51" style:family="text">
      <style:text-properties officeooo:rsid="002aa8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uffle</text:p>
      <text:p text:style-name="P1"/>
      <text:p text:style-name="P8"/>
      <text:p text:style-name="P9">Ganache Installation</text:p>
      <table:table table:name="Table2" table:style-name="Table2">
        <table:table-column table:style-name="Table2.A"/>
        <table:table-row table:style-name="TableLine94862601322592">
          <table:table-cell table:style-name="Table2.A1" office:value-type="string">
            <text:p text:style-name="P14"><text:span text:style-name="Source_20_Text"><text:span text:style-name="T38">$ apt-get update &amp;&amp; apt-get install -y wget libgtk-3-dev libfuse-dev libgtkextra-dev libgconf2-dev libnss3 libasound2 libxtst-dev libxss1 libx11-6 libx11-xcb-dev</text:span></text:span></text:p>
            <text:p text:style-name="P20"><text:span text:style-name="Source_20_Text"><text:span text:style-name="T38"/></text:span></text:p>
            <text:p text:style-name="P20"><text:span text:style-name="Source_20_Text"><text:span text:style-name="T38">$ wget https://github.com/trufflesuite/ganache-ui/releases/download/v2.5.4/ganache-2.5.4-linux-x86_64.AppImage</text:span></text:span></text:p>
            <text:p text:style-name="P20"><text:span text:style-name="Source_20_Text"><text:span text:style-name="T38"/></text:span></text:p>
            <text:p text:style-name="P20"><text:span text:style-name="Source_20_Text"><text:span text:style-name="T38">$ chmod +x ganache-2.5.4-linux-x86_64.AppImage </text:span></text:span></text:p>
            <text:p text:style-name="P20"><text:span text:style-name="Source_20_Text"><text:span text:style-name="T38"/></text:span></text:p>
            <text:p text:style-name="P20"><text:span text:style-name="Source_20_Text"><text:span text:style-name="T38">$ ./ganache-2.5.4-linux-x86_64.AppImage</text:span></text:span></text:p>
            <text:p text:style-name="P18"/>
          </table:table-cell>
        </table:table-row>
      </table:table>
      <text:p text:style-name="P9"/>
      <text:p text:style-name="P8"/>
      <text:p text:style-name="P8"/>
      <text:p text:style-name="P8"/>
      <text:p text:style-name="P10">MetaMask Installation</text:p>
      <table:table table:name="Table3" table:style-name="Table3">
        <table:table-column table:style-name="Table3.A"/>
        <table:table-row table:style-name="TableLine94862601408928">
          <table:table-cell table:style-name="Table3.A1" office:value-type="string">
            <text:p text:style-name="P17">Install it as a chrome extention</text:p>
          </table:table-cell>
        </table:table-row>
      </table:table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<text:span text:style-name="T36">We can </text:span><text:span text:style-name="T35">compile</text:span><text:span text:style-name="T36"> and </text:span><text:span text:style-name="T37">deploy</text:span><text:span text:style-name="T36"> smart contracts using Truffle, same as Remix.</text:span></text:p>
      <text:p text:style-name="P8"/>
      <text:p text:style-name="P8"/>
      <text:p text:style-name="P8"/>
      <text:p text:style-name="P8"><text:span text:style-name="T1">I</text:span>nstalation</text:p>
      <text:p text:style-name="P13"/>
      <text:p text:style-name="P13"/>
      <text:p text:style-name="P13"/>
      <text:p text:style-name="P13">&gt;&gt; sudo npm install -g truffle </text:p>
      <text:p text:style-name="P2">&gt;&gt; truffle version</text:p>
      <text:p text:style-name="P2"/>
      <text:p text:style-name="P4">Truffle v5.5.15 (core: 5.5.15)</text:p>
      <text:p text:style-name="P4">Ganache V^7.1.0</text:p>
      <text:p text:style-name="P4">Solidity v0.5.16 (colc-js)</text:p>
      <text:p text:style-name="P4">Node v18.2.0</text:p>
      <text:p text:style-name="P4">web3.js v1.5.3</text:p>
      <text:p text:style-name="P4"/>
      <text:p text:style-name="P4"/>
      <text:p text:style-name="P3"/>
      <text:p text:style-name="P3"/>
      <text:p text:style-name="P3">&gt;&gt; npm --v</text:p>
      <text:p text:style-name="P4">8.10.0</text:p>
      <text:p text:style-name="P4"/>
      <text:p text:style-name="P3"/>
      <text:p text:style-name="P3"/>
      <text:p text:style-name="P3">&gt;&gt;python3 –version</text:p>
      <text:p text:style-name="P5"><text:span text:style-name="T2">python </text:span><text:span text:style-name="T13">3</text:span><text:span text:style-name="T2">.8.10</text:span></text:p>
      <text:p text:style-name="P4"/>
      <text:p text:style-name="P4"/>
      <table:table table:name="Table1" table:style-name="Table1">
        <table:table-column table:style-name="Table1.A"/>
        <table:table-row table:style-name="TableLine94862601416096">
          <table:table-cell table:style-name="Table1.A1" office:value-type="string">
            <text:p text:style-name="P19"># To update npm to a specific version</text:p>
            <text:p text:style-name="P19"/>
            <text:p text:style-name="P16">sudo npm install -g npm@8.10.0</text:p>
            <text:p text:style-name="P15"/>
            <text:p text:style-name="P19"># To update npm to the latest version</text:p>
            <text:p text:style-name="P16"/>
            <text:p text:style-name="P16">sudo npm install npm -g</text:p>
          </table:table-cell>
        </table:table-row>
      </table:table>
      <text:p text:style-name="P4"/>
      <text:p text:style-name="P4"/>
      <text:p text:style-name="P24"><text:span text:style-name="T26"># </text:span><text:span text:style-name="T27">It</text:span><text:span text:style-name="T26"> installs all </text:span><text:span text:style-name="T34">dependencies</text:span><text:span text:style-name="T26"> inside </text:span><text:span text:style-name="T28">package.json</text:span><text:span text:style-name="T26"> and after that the installation process finishes, a package called node_modules will appear </text:span></text:p>
      <text:p text:style-name="P22">&gt;&gt; npm install</text:p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1">Usage</text:p>
      <text:p text:style-name="P11"/>
      <text:p text:style-name="P6"><text:span text:style-name="T16"># </text:span><text:span text:style-name="T17">It</text:span><text:span text:style-name="T16"> initialize truffle </text:span><text:span text:style-name="T18">and adds </text:span><text:span text:style-name="T24">a file called </text:span><text:span text:style-name="T31">truffle-config.js</text:span><text:span text:style-name="T18"> </text:span><text:span text:style-name="T25">and </text:span><text:span text:style-name="T32">three</text:span><text:span text:style-name="T18"> </text:span><text:span text:style-name="T32">folders</text:span><text:span text:style-name="T18"> to the project, called </text:span><text:span text:style-name="T29">migrations</text:span><text:span text:style-name="T18">,</text:span><text:span text:style-name="T29">contracts</text:span><text:span text:style-name="T18"> </text:span><text:span text:style-name="T19">and </text:span><text:span text:style-name="T30">test</text:span><text:span text:style-name="T19"> </text:span><text:span text:style-name="T20">(</text:span><text:span text:style-name="T23">for the </text:span><text:span text:style-name="T21">first time, </text:span><text:span text:style-name="T33">where</text:span><text:span text:style-name="T20"> the project </text:span><text:span text:style-name="T22">is located</text:span><text:span text:style-name="T20">)</text:span></text:p>
      <text:p text:style-name="P12"/>
      <text:p text:style-name="P33">&gt;&gt; <text:span text:style-name="T15">truffle init</text:span></text:p>
      <text:p text:style-name="P12"/>
      <text:p text:style-name="P12"/>
      <text:p text:style-name="P41"># Inside truffle-config.js, there is a section called, networks which is responsible to join you to Ganache or Ethereum network.</text:p>
      <text:p text:style-name="P42">After adjustments finishes in <text:span text:style-name="T39">truffle-config.js, </text:span>you carry on to write your contract in contracts folder.</text:p>
      <text:p text:style-name="P42">Now it’s time to run the contract:</text:p>
      <text:p text:style-name="P42"/>
      <text:p text:style-name="P32">&gt;&gt; truffle compile</text:p>
      <text:p text:style-name="P32"/>
      <text:p text:style-name="P47"># after com<text:span text:style-name="T40">p</text:span>ilation finishes, you reach a commit.</text:p>
      <text:p text:style-name="P26"><text:span text:style-name="T41">Inside your code, </text:span><text:span text:style-name="T42">the result of compilation will appear as </text:span><text:span text:style-name="T41">two compiled json </text:span><text:span text:style-name="T46">files</text:span><text:span text:style-name="T41"> </text:span><text:span text:style-name="T48">in abis folder, </text:span><text:span text:style-name="T42">inside </text:span><text:span text:style-name="T41">src </text:span><text:span text:style-name="T46">folder</text:span><text:span text:style-name="T41">(you already specified the location of these json files </text:span><text:span text:style-name="T45">through “contracts_build_directory” </text:span><text:span text:style-name="T47">key</text:span><text:span text:style-name="T45"> inside truffle-config.js) </text:span></text:p>
      <text:p text:style-name="P49"><text:span text:style-name="T4"><text:s/></text:span></text:p>
      <text:p text:style-name="P49"><text:span text:style-name="T4"/></text:p>
      <table:table table:name="Table4" table:style-name="Table4">
        <table:table-column table:style-name="Table4.A"/>
        <table:table-row table:style-name="TableLine94862639652544">
          <table:table-cell table:style-name="Table4.A1" office:value-type="string">
            <text:p text:style-name="P51">Migration in Truffle is equivalent to Deploy in Remix</text:p>
          </table:table-cell>
        </table:table-row>
      </table:table>
      <text:p text:style-name="P49"><text:span text:style-name="T4"/></text:p>
      <text:p text:style-name="P28"/>
      <text:p text:style-name="P48"># The folder called “migration” is responsible for deployment.</text:p>
      <text:p text:style-name="P50"><text:span text:style-name="T5">To </text:span><text:span text:style-name="T14">migrate</text:span><text:span text:style-name="T5"> the contract </text:span><text:span text:style-name="T6">to </text:span><text:span text:style-name="T14">a decentralized</text:span><text:span text:style-name="T6"> database</text:span><text:span text:style-name="T5">:</text:span></text:p>
      <text:p text:style-name="P29"/>
      <text:p text:style-name="P34">&gt;&gt; <text:span text:style-name="T50">truffle </text:span><text:span text:style-name="T51">migrate</text:span></text:p>
      <text:p text:style-name="P34"/>
      <text:p text:style-name="P27"><text:span text:style-name="T43">&gt;&gt; after migration, contents inside abis folder are </text:span><text:span text:style-name="T49">modified</text:span><text:span text:style-name="T43">.</text:span></text:p>
      <text:p text:style-name="P27"><text:span text:style-name="T43"/></text:p>
      <text:p text:style-name="P27"><text:span text:style-name="T43"/></text:p>
      <text:p text:style-name="P27"><text:span text:style-name="T44"># to start Truffle Terminal</text:span></text:p>
      <text:p text:style-name="P38"><text:span text:style-name="T8">&gt;&gt; truffle console</text:span><text:span text:style-name="T6"> </text:span></text:p>
      <text:p text:style-name="P38"><text:span text:style-name="T6"/></text:p>
      <text:p text:style-name="P38"><text:span text:style-name="T6"/></text:p>
      <text:p text:style-name="P46"><text:span text:style-name="T6"># </text:span><text:span text:style-name="T10">to exit:</text:span></text:p>
      <text:p text:style-name="P40"><text:span text:style-name="T3">&gt;&gt; </text:span><text:span text:style-name="T6">c</text:span><text:span text:style-name="T3">trl + d</text:span></text:p>
      <text:p text:style-name="P30"/>
      <text:p text:style-name="P12"/>
      <text:p text:style-name="P12"/>
      <text:p text:style-name="P43"># To start node console</text:p>
      <text:p text:style-name="P36">&gt;&gt; node</text:p>
      <text:p text:style-name="P36"/>
      <text:p text:style-name="P39"><text:span text:style-name="T6"/></text:p>
      <text:p text:style-name="P46"><text:span text:style-name="T6"># </text:span><text:span text:style-name="T10">to exit:</text:span></text:p>
      <text:p text:style-name="P40"><text:span text:style-name="T3">&gt;&gt; .exit</text:span></text:p>
      <text:p text:style-name="P35"/>
      <text:p text:style-name="P37"><text:soft-page-break/></text:p>
      <text:p text:style-name="P36"/>
      <text:p text:style-name="P44"># To deploy your contract inside truffle console</text:p>
      <text:p text:style-name="P37">&gt;&gt; contract_name.deployed()</text:p>
      <text:p text:style-name="P12"/>
      <text:p text:style-name="P12"/>
      <text:p text:style-name="P12">ghp_mLwYebHByjRyUY5N4ltkdcBStZ1q0t4ek6C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7T18:43:27.029160277</dc:date>
    <meta:editing-duration>PT21H45M58S</meta:editing-duration>
    <meta:editing-cycles>47</meta:editing-cycles>
    <meta:generator>LibreOffice/6.4.7.2$Linux_X86_64 LibreOffice_project/40$Build-2</meta:generator>
    <meta:document-statistic meta:table-count="4" meta:image-count="0" meta:object-count="0" meta:page-count="4" meta:paragraph-count="53" meta:word-count="326" meta:character-count="2251" meta:non-whitespace-character-count="1972"/>
  </office:meta>
</office:document-meta>
</file>